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2"/>
        <table:table-row table:style-name="ro1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2">
          <table:table-cell table:style-name="ce13" office:value-type="string" calcext:value-type="string" table:number-columns-spanned="3" table:number-rows-spanned="1">
            <text:p>Timetable</text:p>
          </table:table-cell>
          <table:covered-table-cell/>
          <table:covered-table-cell table:style-name="ce4"/>
          <table:table-cell table:style-name="ce4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Day</text:p>
          </table:table-cell>
          <table:table-cell table:style-name="ce14" office:value-type="string" calcext:value-type="string">
            <text:p>Hours</text:p>
          </table:table-cell>
          <table:table-cell table:style-name="ce16" table:number-columns-repeated="2"/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6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6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6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6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6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4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3" table:style-name="ce4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1.12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working encryption and decryption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03.12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4" table:number-rows-spanned="1">
            <text:p>debugging, refactoring, improved file name creation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11.12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4" table:number-rows-spanned="1">
            <text:p>profile and admin console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12.12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4" table:number-rows-spanned="1">
            <text:p>debugging 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20.12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4" table:number-rows-spanned="1">
            <text:p>bruteforce prevention, email verification (buggy)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22.12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4" table:number-rows-spanned="1">
            <text:p>simple role management, logging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06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7" table:number-rows-spanned="1">
            <text:p>admin can modify every user, extended logging, tried to fix email verification</text:p>
          </table:table-cell>
          <table:covered-table-cell table:number-columns-repeated="3" table:style-name="ce4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7.0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7" table:number-rows-spanned="1">
            <text:p>improved exception handling, started with ordering-renaming uploaded files</text:p>
          </table:table-cell>
          <table:covered-table-cell table:number-columns-repeated="3" table:style-name="ce4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8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5" table:number-rows-spanned="1">
            <text:p>ordering, naming, filtering and storing of files</text:p>
          </table:table-cell>
          <table:covered-table-cell table:number-columns-repeated="3" table:style-name="ce4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09.0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10" table:number-rows-spanned="1">
            <text:p>improved name creation for multiple uploaded files, implemented helmet, bugfixing, refactored FilesView</text:p>
          </table:table-cell>
          <table:covered-table-cell table:number-columns-repeated="3" table:style-name="ce4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10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8" table:number-rows-spanned="1">
            <text:p>prepared file view when bigger amounts of files are to display, bugfixes, started with a „last used files“ view</text:p>
          </table:table-cell>
          <table:covered-table-cell table:number-columns-repeated="3" table:style-name="ce4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1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5" table:number-rows-spanned="1">
            <text:p>'last used view‘ (still buggy), fixed login error message about unmounted components, implemented toJSON() Method, small bugfixes and workarounds, working on a style</text:p>
          </table:table-cell>
          <table:covered-table-cell table:number-columns-repeated="3" table:style-name="ce4"/>
          <table:covered-table-cell table:number-columns-repeated="11"/>
          <table:table-cell table:number-columns-repeated="1006"/>
        </table:table-row>
        <table:table-row table:style-name="ro1">
          <table:table-cell office:value-type="string" calcext:value-type="string">
            <text:p>12.01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12" table:number-rows-spanned="1">
            <text:p>deployed to heroku (problems with fs), implemented favourite files view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3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12" table:number-rows-spanned="1">
            <text:p>backend tests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9.0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8" table:number-rows-spanned="1">
            <text:p>improved design, css, create public download link with one-time-only use and valid till midnight</text:p>
          </table:table-cell>
          <table:covered-table-cell table:number-columns-repeated="3" table:style-name="ce4"/>
          <table:covered-table-cell table:number-columns-repeated="4"/>
          <table:table-cell table:number-columns-repeated="1013"/>
        </table:table-row>
        <table:table-row table:style-name="ro1" table:number-rows-repeated="5">
          <table:table-cell table:number-columns-repeated="2"/>
          <table:table-cell table:style-name="ce6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Currently:</text:p>
          </table:table-cell>
          <table:table-cell table:formula="of:=SUM([.B6:.B39])" office:value-type="float" office:value="119.5" calcext:value-type="float">
            <text:p>119,5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Needed:</text:p>
          </table:table-cell>
          <table:table-cell office:value-type="float" office:value="175" calcext:value-type="float">
            <text:p>175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Left:</text:p>
          </table:table-cell>
          <table:table-cell table:formula="of:=[.B41]-[.B40]" office:value-type="float" office:value="55.5" calcext:value-type="float">
            <text:p>55,5</text:p>
          </table:table-cell>
          <table:table-cell table:style-name="ce4" table:number-columns-repeated="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1" table:number-rows-repeated="104852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.00.0000</text:date>, <text:time style:data-style-name="N2" text:time-value="18:57:45.63607638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20-01-19T18:58:10.422639617</dc:date>
    <meta:editing-duration>PT15H25M</meta:editing-duration>
    <meta:editing-cycles>67</meta:editing-cycles>
    <meta:generator>LibreOffice/6.0.7.3$Linux_X86_64 LibreOffice_project/00m0$Build-3</meta:generator>
    <meta:document-statistic meta:table-count="1" meta:cell-count="96" meta:object-count="0"/>
  </office:meta>
</office:document-meta>
</file>